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2.6626in"/>
    </style:style>
    <style:style style:name="co6" style:family="table-column">
      <style:table-column-properties fo:break-before="auto" style:column-width="4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5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5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16379" table:default-cell-style-name="Default"/>
        <table:table-row table:style-name="ro1">
          <table:table-cell table:style-name="ce3" office:value-type="string" calcext:value-type="string">
            <text:p>Year Rang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Link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09-14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Transmission heat exchanger (Saudi Raptor)</text:p>
          </table:table-cell>
          <table:table-cell table:style-name="Default" office:value-type="string" calcext:value-type="string">
            <text:p>DL3Z-7A095-B</text:p>
          </table:table-cell>
          <table:table-cell table:style-name="ce5" office:value-type="string" calcext:value-type="string">
            <text:p><text:a xlink:href="https://ford.oempartsonline.com/oem-parts/ford-oil-cooler-assembly-dl3z7a095b" xlink:type="simple">Oil Cooler Assembly DL3Z-7A095-B | OEM Parts Online</text:a>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Dana Spicer 9.75 Differential cover</text:p>
          </table:table-cell>
          <table:table-cell table:style-name="ce7" office:value-type="float" office:value="10023539" calcext:value-type="float">
            <text:p>10023539</text:p>
          </table:table-cell>
          <table:table-cell table:style-name="ce8" office:value-type="string" calcext:value-type="string">
            <text:p><text:a xlink:href="https://danaproparts.com/i-30497676-spicer-10023539-ford-9-75-diff-cover-gray-nodular-iron-fits-ford-9-75-axle-various-rear-axle.html" xlink:type="simple">Spicer 10023539 Ford 9.75 Diff Cover|Gray|Ford 9.75 Axle, Various - Rear Axle (danaproparts.com)</text:a></text:p>
          </table:table-cell>
          <table:table-cell table:number-columns-repeated="16379"/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20:08:13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2:23:43.990000000</meta:creation-date>
    <dc:date>2024-08-01T20:19:06.509000000</dc:date>
    <meta:editing-duration>PT1H44M50S</meta:editing-duration>
    <meta:editing-cycles>9</meta:editing-cycles>
    <meta:generator>LibreOffice/7.6.0.3$Windows_X86_64 LibreOffice_project/69edd8b8ebc41d00b4de3915dc82f8f0fc3b6265</meta:generator>
    <meta:document-statistic meta:table-count="6" meta:cell-count="27" meta:object-count="0"/>
  </office:meta>
</office:document-meta>
</file>